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BRERA PILCO, JUL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85586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BRERA PILCO, JUL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85586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CENTENO PAUCAR, FREDY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302755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30</text:p>
          </table:table-cell>
          <table:table-cell table:style-name="Tableau1.D2" office:value-type="string">
            <text:p text:style-name="P13">114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4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3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17:58:1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